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sans-serif" svg:font-family="sans-serif"/>
    <style:font-face style:name="serif" svg:font-family="serif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style:writing-mode="page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rsid="000c4dbf" officeooo:paragraph-rsid="000c4dbf"/>
    </style:style>
    <style:style style:name="P3" style:family="paragraph" style:parent-style-name="Standard">
      <loext:graphic-properties draw:fill-gradient-name="gradient" draw:fill-hatch-name="hatch"/>
      <style:paragraph-properties fo:line-height="100%" style:writing-mode="lr-tb"/>
      <style:text-properties fo:color="#d4d4d4" loext:opacity="100%" style:font-name="Liberation Serif" fo:font-size="8pt" fo:font-weight="normal" officeooo:rsid="000c4dbf" officeooo:paragraph-rsid="000c4dbf" fo:background-color="#1e1e1e" style:font-size-asian="8pt" style:font-size-complex="8pt"/>
    </style:style>
    <style:style style:name="P4" style:family="paragraph" style:parent-style-name="Standard">
      <loext:graphic-properties draw:fill-gradient-name="gradient" draw:fill-hatch-name="hatch"/>
      <style:paragraph-properties fo:line-height="100%"/>
      <style:text-properties fo:color="#d4d4d4" loext:opacity="100%" style:font-name="Liberation Serif" fo:font-size="8pt" fo:font-weight="normal" officeooo:rsid="000c4dbf" fo:background-color="#1e1e1e" style:font-size-asian="8pt" style:font-size-complex="8pt"/>
    </style:style>
    <style:style style:name="P5" style:family="paragraph" style:parent-style-name="Standard">
      <style:paragraph-properties fo:line-height="100%"/>
      <style:text-properties fo:color="#d4d4d4" loext:opacity="100%" style:font-name="Liberation Serif" fo:font-size="8pt" fo:font-weight="normal" fo:background-color="#1e1e1e" style:font-size-asian="8pt" style:font-size-complex="8pt"/>
    </style:style>
    <style:style style:name="P6" style:family="paragraph" style:parent-style-name="Standard">
      <loext:graphic-properties draw:fill-gradient-name="gradient" draw:fill-hatch-name="hatch"/>
      <style:paragraph-properties fo:line-height="100%"/>
      <style:text-properties fo:color="#d4d4d4" loext:opacity="100%" style:font-name="Liberation Serif" fo:font-size="8pt" fo:font-weight="normal" fo:background-color="#1e1e1e" style:font-size-asian="8pt" style:font-size-complex="8pt"/>
    </style:style>
    <style:style style:name="P7" style:family="paragraph" style:parent-style-name="Standard">
      <loext:graphic-properties draw:fill-gradient-name="gradient" draw:fill-hatch-name="hatch"/>
      <style:paragraph-properties fo:line-height="100%" style:writing-mode="lr-tb"/>
      <style:text-properties fo:color="#d4d4d4" loext:opacity="100%" style:font-name="Liberation Serif" fo:font-size="8pt" fo:font-weight="normal" officeooo:paragraph-rsid="000c4dbf" fo:background-color="#1e1e1e" style:font-size-asian="8pt" style:font-size-complex="8pt"/>
    </style:style>
    <style:style style:name="P8" style:family="paragraph" style:parent-style-name="Standard">
      <style:paragraph-properties fo:line-height="100%"/>
      <style:text-properties fo:color="#d4d4d4" loext:opacity="100%" style:font-name="Liberation Serif" fo:font-size="8pt" fo:font-weight="normal" officeooo:paragraph-rsid="000c4dbf" fo:background-color="#1e1e1e" style:font-size-asian="8pt" style:font-size-complex="8pt"/>
    </style:style>
    <style:style style:name="P9" style:family="paragraph" style:parent-style-name="Standard">
      <style:paragraph-properties fo:line-height="100%" style:writing-mode="lr-tb"/>
      <style:text-properties fo:color="#d4d4d4" loext:opacity="100%" style:font-name="Liberation Serif" fo:font-size="8pt" fo:font-weight="normal" officeooo:rsid="000e0234" officeooo:paragraph-rsid="000e0234" fo:background-color="#1e1e1e" style:font-size-asian="8pt" style:font-size-complex="8pt"/>
    </style:style>
    <style:style style:name="P10" style:family="paragraph" style:parent-style-name="Standard">
      <style:paragraph-properties fo:line-height="100%"/>
      <style:text-properties fo:color="#d4d4d4" loext:opacity="100%" style:font-name="Liberation Serif" fo:font-size="8pt" fo:background-color="#1e1e1e" style:font-size-asian="8pt" style:font-size-complex="8pt"/>
    </style:style>
    <style:style style:name="P11" style:family="paragraph" style:parent-style-name="Standard">
      <loext:graphic-properties draw:fill-gradient-name="gradient" draw:fill-hatch-name="hatch"/>
      <style:paragraph-properties fo:line-height="100%"/>
      <style:text-properties fo:color="#d4d4d4" loext:opacity="100%" style:font-name="Liberation Serif" fo:font-size="8pt" fo:background-color="#1e1e1e" style:font-size-asian="8pt" style:font-size-complex="8pt"/>
    </style:style>
    <style:style style:name="P12" style:family="paragraph" style:parent-style-name="Standard">
      <style:paragraph-properties fo:line-height="100%"/>
      <style:text-properties fo:color="#d4d4d4" loext:opacity="100%" style:font-name="Liberation Serif" fo:font-size="8pt" officeooo:paragraph-rsid="000c4dbf" fo:background-color="#1e1e1e" style:font-size-asian="8pt" style:font-size-complex="8pt"/>
    </style:style>
    <style:style style:name="P13" style:family="paragraph" style:parent-style-name="Standard">
      <style:paragraph-properties fo:line-height="100%"/>
      <style:text-properties style:font-name="Liberation Serif" fo:font-size="8pt" style:font-size-asian="8pt" style:font-size-complex="8pt"/>
    </style:style>
    <style:style style:name="P14" style:family="paragraph" style:parent-style-name="Standard">
      <loext:graphic-properties draw:fill-gradient-name="gradient" draw:fill-hatch-name="hatch"/>
      <style:paragraph-properties fo:line-height="100%"/>
      <style:text-properties style:font-name="Liberation Serif" fo:font-size="8pt" style:font-size-asian="8pt" style:font-size-complex="8pt"/>
    </style:style>
    <style:style style:name="P15" style:family="paragraph" style:parent-style-name="Standard">
      <style:paragraph-properties fo:line-height="100%"/>
      <style:text-properties style:font-name="Liberation Serif" fo:font-size="8pt" officeooo:paragraph-rsid="000c4dbf" style:font-size-asian="8pt" style:font-size-complex="8pt"/>
    </style:style>
    <style:style style:name="P16" style:family="paragraph" style:parent-style-name="Standard">
      <loext:graphic-properties draw:fill-gradient-name="gradient" draw:fill-hatch-name="hatch"/>
      <style:paragraph-properties fo:line-height="100%" style:writing-mode="lr-tb"/>
      <style:text-properties style:font-name="Liberation Serif" fo:font-size="8pt" officeooo:rsid="000c4dbf" officeooo:paragraph-rsid="000c4dbf" style:font-size-asian="8pt" style:font-size-complex="8pt"/>
    </style:style>
    <style:style style:name="P17" style:family="paragraph" style:parent-style-name="Standard">
      <loext:graphic-properties draw:fill-gradient-name="gradient" draw:fill-hatch-name="hatch"/>
      <style:paragraph-properties fo:line-height="100%" fo:break-before="page" style:writing-mode="lr-tb"/>
      <style:text-properties style:font-name="Liberation Serif" fo:font-size="8pt" officeooo:rsid="000c4dbf" officeooo:paragraph-rsid="000e0234" style:font-size-asian="8pt" style:font-size-complex="8pt"/>
    </style:style>
    <style:style style:name="P18" style:family="paragraph" style:parent-style-name="Standard">
      <loext:graphic-properties draw:fill-gradient-name="gradient" draw:fill-hatch-name="hatch"/>
      <style:paragraph-properties fo:line-height="100%" style:writing-mode="lr-tb"/>
      <style:text-properties style:font-name="Liberation Serif" fo:font-size="8pt" officeooo:rsid="000c4dbf" officeooo:paragraph-rsid="000e0234" style:font-size-asian="8pt" style:font-size-complex="8pt"/>
    </style:style>
    <style:style style:name="P19" style:family="paragraph" style:parent-style-name="Standard">
      <style:paragraph-properties fo:line-height="100%" style:writing-mode="lr-tb"/>
      <style:text-properties style:font-name="Liberation Serif" fo:font-size="8pt" officeooo:rsid="000e0234" officeooo:paragraph-rsid="000e0234" style:font-size-asian="8pt" style:font-size-complex="8pt"/>
    </style:style>
    <style:style style:name="P20" style:family="paragraph" style:parent-style-name="Standard">
      <loext:graphic-properties draw:fill-gradient-name="gradient" draw:fill-hatch-name="hatch"/>
      <style:paragraph-properties fo:line-height="100%" style:writing-mode="lr-tb"/>
      <style:text-properties style:font-name="Liberation Serif" fo:font-size="8pt" fo:font-style="italic" style:text-underline-style="none" officeooo:rsid="000c4dbf" officeooo:paragraph-rsid="000c4dbf" style:font-size-asian="8pt" style:font-style-asian="italic" style:font-size-complex="8pt" style:font-style-complex="italic"/>
    </style:style>
    <style:style style:name="P21" style:family="paragraph" style:parent-style-name="Standard">
      <loext:graphic-properties draw:fill-gradient-name="gradient" draw:fill-hatch-name="hatch"/>
      <style:paragraph-properties fo:line-height="100%"/>
      <style:text-properties fo:color="#6a9955" loext:opacity="100%" style:font-name="Liberation Serif" fo:font-size="8pt" fo:font-weight="normal" fo:background-color="#1e1e1e" style:font-size-asian="8pt" style:font-size-complex="8pt"/>
    </style:style>
    <style:style style:name="P22" style:family="paragraph" style:parent-style-name="Standard">
      <style:paragraph-properties style:writing-mode="lr-tb"/>
      <style:text-properties officeooo:paragraph-rsid="000e0234"/>
    </style:style>
    <style:style style:name="P23" style:family="paragraph" style:parent-style-name="Standard">
      <style:paragraph-properties style:writing-mode="lr-tb"/>
      <style:text-properties officeooo:rsid="000e0234" officeooo:paragraph-rsid="000e0234"/>
    </style:style>
    <style:style style:name="T1" style:family="text">
      <style:text-properties style:font-name="sans-serif" fo:font-size="9.75pt"/>
    </style:style>
    <style:style style:name="T2" style:family="text">
      <style:text-properties style:font-name="sans-serif" fo:font-size="15.75pt"/>
    </style:style>
    <style:style style:name="T3" style:family="text">
      <style:text-properties fo:color="#9cdcfe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fo:color="#9cdcfe" loext:opacity="100%" style:font-name="Consolas" fo:font-weight="normal"/>
    </style:style>
    <style:style style:name="T6" style:family="text">
      <style:text-properties fo:color="#9cdcfe" loext:opacity="100%" fo:font-weight="normal"/>
    </style:style>
    <style:style style:name="T7" style:family="text">
      <style:text-properties fo:color="#9cdcfe" loext:opacity="100%" fo:font-weight="normal" fo:background-color="#1e1e1e" loext:char-shading-value="0"/>
    </style:style>
    <style:style style:name="T8" style:family="text">
      <style:text-properties fo:color="#9cdcfe" loext:opacity="100%" fo:font-size="10.5pt" fo:font-weight="normal"/>
    </style:style>
    <style:style style:name="T9" style:family="text">
      <style:text-properties fo:color="#d4d4d4" loext:opacity="100%" fo:font-weight="normal" fo:background-color="#1e1e1e" loext:char-shading-value="0"/>
    </style:style>
    <style:style style:name="T10" style:family="text">
      <style:text-properties fo:color="#d4d4d4" loext:opacity="100%" fo:background-color="#1e1e1e" loext:char-shading-value="0"/>
    </style:style>
    <style:style style:name="T11" style:family="text">
      <style:text-properties fo:font-weight="normal"/>
    </style:style>
    <style:style style:name="T12" style:family="text">
      <style:text-properties style:font-name="Consolas" fo:font-weight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font-size="10.5pt" fo:font-weight="normal"/>
    </style:style>
    <style:style style:name="T15" style:family="text">
      <style:text-properties fo:color="#ce9178" loext:opacity="100%"/>
    </style:style>
    <style:style style:name="T16" style:family="text">
      <style:text-properties fo:color="#ce9178" loext:opacity="100%" style:font-name="Consolas" fo:font-size="10.5pt" fo:font-weight="normal"/>
    </style:style>
    <style:style style:name="T17" style:family="text">
      <style:text-properties fo:color="#ce9178" loext:opacity="100%" fo:font-weight="normal"/>
    </style:style>
    <style:style style:name="T18" style:family="text">
      <style:text-properties fo:color="#ce9178" loext:opacity="100%" fo:font-size="10.5pt" fo:font-weight="normal"/>
    </style:style>
    <style:style style:name="T19" style:family="text">
      <style:text-properties fo:color="#b5cea8" loext:opacity="100%"/>
    </style:style>
    <style:style style:name="T20" style:family="text">
      <style:text-properties fo:color="#b5cea8" loext:opacity="100%" style:font-name="Consolas" fo:font-size="10.5pt" fo:font-weight="normal"/>
    </style:style>
    <style:style style:name="T21" style:family="text">
      <style:text-properties fo:color="#b5cea8" loext:opacity="100%" style:font-name="Consolas" fo:font-weight="normal"/>
    </style:style>
    <style:style style:name="T22" style:family="text">
      <style:text-properties fo:color="#b5cea8" loext:opacity="100%" fo:font-weight="normal"/>
    </style:style>
    <style:style style:name="T23" style:family="text">
      <style:text-properties fo:color="#b5cea8" loext:opacity="100%" fo:font-weight="normal" fo:background-color="#1e1e1e" loext:char-shading-value="0"/>
    </style:style>
    <style:style style:name="T24" style:family="text">
      <style:text-properties fo:color="#b5cea8" loext:opacity="100%" fo:font-size="10.5pt" fo:font-weight="normal"/>
    </style:style>
    <style:style style:name="T25" style:family="text">
      <style:text-properties fo:color="#c586c0" loext:opacity="100%"/>
    </style:style>
    <style:style style:name="T26" style:family="text">
      <style:text-properties fo:color="#c586c0" loext:opacity="100%" style:font-name="Consolas" fo:font-weight="normal"/>
    </style:style>
    <style:style style:name="T27" style:family="text">
      <style:text-properties fo:color="#c586c0" loext:opacity="100%" style:font-name="Consolas" fo:font-size="10.5pt" fo:font-weight="normal"/>
    </style:style>
    <style:style style:name="T28" style:family="text">
      <style:text-properties fo:color="#c586c0" loext:opacity="100%" fo:font-weight="normal"/>
    </style:style>
    <style:style style:name="T29" style:family="text">
      <style:text-properties fo:color="#c586c0" loext:opacity="100%" fo:font-weight="normal" fo:background-color="#1e1e1e" loext:char-shading-value="0"/>
    </style:style>
    <style:style style:name="T30" style:family="text">
      <style:text-properties fo:color="#c586c0" loext:opacity="100%" fo:font-size="10.5pt" fo:font-weight="normal"/>
    </style:style>
    <style:style style:name="T31" style:family="text">
      <style:text-properties fo:color="#d7ba7d" loext:opacity="100%" style:font-name="Consolas" fo:font-size="10.5pt" fo:font-weight="normal"/>
    </style:style>
    <style:style style:name="T32" style:family="text">
      <style:text-properties fo:color="#d7ba7d" loext:opacity="100%" style:font-name="Consolas" fo:font-weight="normal"/>
    </style:style>
    <style:style style:name="T33" style:family="text">
      <style:text-properties fo:color="#d7ba7d" loext:opacity="100%" fo:font-weight="normal"/>
    </style:style>
    <style:style style:name="T34" style:family="text">
      <style:text-properties fo:color="#d7ba7d" loext:opacity="100%" fo:font-size="10.5pt" fo:font-weight="normal"/>
    </style:style>
    <style:style style:name="T35" style:family="text">
      <style:text-properties fo:color="#dcdcaa" loext:opacity="100%"/>
    </style:style>
    <style:style style:name="T36" style:family="text">
      <style:text-properties fo:color="#dcdcaa" loext:opacity="100%" style:font-name="Consolas" fo:font-size="10.5pt" fo:font-weight="normal"/>
    </style:style>
    <style:style style:name="T37" style:family="text">
      <style:text-properties fo:color="#dcdcaa" loext:opacity="100%" style:font-name="Consolas" fo:font-weight="normal"/>
    </style:style>
    <style:style style:name="T38" style:family="text">
      <style:text-properties fo:color="#dcdcaa" loext:opacity="100%" fo:font-weight="normal"/>
    </style:style>
    <style:style style:name="T39" style:family="text">
      <style:text-properties fo:color="#dcdcaa" loext:opacity="100%" fo:font-size="10.5pt" fo:font-weight="normal"/>
    </style:style>
    <style:style style:name="T40" style:family="text">
      <style:text-properties style:font-name="serif" fo:font-size="13.5pt"/>
    </style:style>
    <style:style style:name="T41" style:family="text">
      <style:text-properties style:font-name="monospace" fo:font-size="9.75pt"/>
    </style:style>
    <style:style style:name="T42" style:family="text">
      <style:text-properties officeooo:rsid="000e0234"/>
    </style:style>
    <style:style style:name="T43" style:family="text">
      <style:text-properties fo:color="#569cd6" loext:opacity="100%" style:font-name="Consolas" fo:font-size="10.5pt" fo:font-weight="normal"/>
    </style:style>
    <style:style style:name="T44" style:family="text">
      <style:text-properties fo:color="#569cd6" loext:opacity="100%" fo:font-size="10.5pt" fo:font-weight="normal"/>
    </style:style>
    <style:style style:name="T45" style:family="text">
      <style:text-properties fo:color="#569cd6" loext:opacity="100%" fo:font-weight="normal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jercicio 1 (2 puntos)</text:span><text:line-break/><text:span text:style-name="T1">Para la web de una empresa de tarjetas de visita, tenemos que generar una clase para cada tarjeta. Esta clase debe</text:span><text:line-break/><text:span text:style-name="T1">llamarse .card-XXXX (XXXX es el nombre de la tarjeta) y</text:span> <text:span text:style-name="T1">contener el tamaño de fuente</text:span> <text:span text:style-name="T1">y</text:span> <text:span text:style-name="T1">su color, y el color de fondo.</text:span><text:line-break/><text:span text:style-name="T1">Por ejemplo, para la tarjeta con nombre "fancy2", tamaño de letra 10pt, color azul y fondo blanco, la clase generada debe</text:span><text:line-break/><text:span text:style-name="T1">ser:</text:span><text:line-break/><text:span text:style-name="T1">.card-fancy2 {</text:span><text:line-break/><text:span text:style-name="T1">font-size: 10pt;</text:span><text:line-break/><text:span text:style-name="T1">color: blue;</text:span><text:line-break/><text:span text:style-name="T1">background-color: white;</text:span><text:line-break/><text:span text:style-name="T1">}</text:span><text:line-break/><text:span text:style-name="T1">Elegir la estructura más adecuada para almacenar esta información y luego construir las clases a partir de ellas. Probar</text:span><text:line-break/><text:span text:style-name="T1">con los siguientes datos:</text:span><text:line-break/><text:span text:style-name="T1">intrepida: 11pt, red, lightgray</text:span><text:line-break/><text:span text:style-name="T1">clasica: 12pt, black, white</text:span><text:line-break/><text:span text:style-name="T1">inversa: 9pt, orange, silver</text:span> </text:p>
      <text:p text:style-name="P1"/>
      <text:p text:style-name="P1">---------------------------------------------------------------------------------</text:p>
      <text:p text:style-name="P2">Opción 1)</text:p>
      <text:p text:style-name="P2"/>
      <text:p text:style-name="P3"><text:span text:style-name="T3">$list</text:span>: (</text:p>
      <text:p text:style-name="P11">    <text:span text:style-name="T11">(</text:span><text:span text:style-name="T17">"intrepida"</text:span><text:span text:style-name="T11">, </text:span><text:span text:style-name="T22">11pt</text:span><text:span text:style-name="T11">, </text:span><text:span text:style-name="T17">red</text:span><text:span text:style-name="T11">, </text:span><text:span text:style-name="T17">lightgray</text:span><text:span text:style-name="T11">),</text:span></text:p>
      <text:p text:style-name="P11">    <text:span text:style-name="T11">(</text:span><text:span text:style-name="T17">"clasica"</text:span><text:span text:style-name="T11">, </text:span><text:span text:style-name="T22">12pt</text:span><text:span text:style-name="T11">, </text:span><text:span text:style-name="T17">black</text:span><text:span text:style-name="T11">, </text:span><text:span text:style-name="T17">white</text:span><text:span text:style-name="T11">),</text:span></text:p>
      <text:p text:style-name="P11">    <text:span text:style-name="T11">(</text:span><text:span text:style-name="T17">"inversa"</text:span><text:span text:style-name="T11">, </text:span><text:span text:style-name="T22">9pt</text:span><text:span text:style-name="T11">, </text:span><text:span text:style-name="T17">orange</text:span><text:span text:style-name="T11">, sivler)</text:span></text:p>
      <text:p text:style-name="P6">);</text:p>
      <text:p text:style-name="P14"><text:span text:style-name="T29">@each</text:span><text:span text:style-name="T9"> </text:span><text:span text:style-name="T7">$nombre</text:span><text:span text:style-name="T9">, </text:span><text:span text:style-name="T7">$letra</text:span><text:span text:style-name="T9">, </text:span><text:span text:style-name="T7">$color</text:span><text:span text:style-name="T9">, </text:span><text:span text:style-name="T7">$fondo</text:span><text:span text:style-name="T9"> </text:span><text:span text:style-name="T29">in</text:span><text:span text:style-name="T9"> </text:span><text:span text:style-name="T7">$list</text:span><text:span text:style-name="T9"> {</text:span></text:p>
      <text:p text:style-name="P11">    <text:span text:style-name="T33">.card-</text:span><text:span text:style-name="T6">#{$nombre}</text:span><text:span text:style-name="T11"> {</text:span></text:p>
      <text:p text:style-name="P11">        <text:span text:style-name="T6">font-size</text:span><text:span text:style-name="T11">: </text:span><text:span text:style-name="T6">$letra</text:span><text:span text:style-name="T11">;</text:span></text:p>
      <text:p text:style-name="P11">        <text:span text:style-name="T6">color</text:span><text:span text:style-name="T11">: </text:span><text:span text:style-name="T6">$color</text:span><text:span text:style-name="T11">;</text:span></text:p>
      <text:p text:style-name="P11">        <text:span text:style-name="T6">background-color</text:span><text:span text:style-name="T11">: </text:span><text:span text:style-name="T6">$fondo</text:span><text:span text:style-name="T11">;</text:span></text:p>
      <text:p text:style-name="P11">    <text:span text:style-name="T11">}</text:span></text:p>
      <text:p text:style-name="P6">}</text:p>
      <text:p text:style-name="P2"/>
      <text:p text:style-name="P2">Opción 2)</text:p>
      <text:p text:style-name="P3"><text:span text:style-name="T3">$clases</text:span>: (</text:p>
      <text:p text:style-name="P11">    <text:span text:style-name="T17">'intrepida'</text:span><text:span text:style-name="T11">: (</text:span><text:span text:style-name="T22">11pt</text:span><text:span text:style-name="T11">, </text:span><text:span text:style-name="T17">red</text:span><text:span text:style-name="T11">, </text:span><text:span text:style-name="T17">lightgray</text:span><text:span text:style-name="T11">),</text:span></text:p>
      <text:p text:style-name="P11">    <text:span text:style-name="T17">'clasica'</text:span><text:span text:style-name="T11">: (</text:span><text:span text:style-name="T22">12pt</text:span><text:span text:style-name="T11">, </text:span><text:span text:style-name="T17">black</text:span><text:span text:style-name="T11">, </text:span><text:span text:style-name="T17">white</text:span><text:span text:style-name="T11">),</text:span></text:p>
      <text:p text:style-name="P11">    <text:span text:style-name="T17">'inversa'</text:span><text:span text:style-name="T11">: (</text:span><text:span text:style-name="T22">9pt</text:span><text:span text:style-name="T11">, </text:span><text:span text:style-name="T17">orange</text:span><text:span text:style-name="T11">, </text:span><text:span text:style-name="T17">silver</text:span><text:span text:style-name="T11">)</text:span></text:p>
      <text:p text:style-name="P6">);</text:p>
      <text:p text:style-name="P14"/>
      <text:p text:style-name="P6"><text:span text:style-name="T25">@each</text:span> <text:span text:style-name="T3">$key</text:span>, <text:span text:style-name="T3">$value</text:span> <text:span text:style-name="T25">in</text:span> <text:span text:style-name="T3">$clases</text:span> {</text:p>
      <text:p text:style-name="P11">    <text:span text:style-name="T33">.card-</text:span><text:span text:style-name="T6">#{$key}</text:span><text:span text:style-name="T11"> {</text:span></text:p>
      <text:p text:style-name="P11">        <text:span text:style-name="T6">font-size</text:span><text:span text:style-name="T11">: </text:span><text:span text:style-name="T38">nth</text:span><text:span text:style-name="T11">(</text:span><text:span text:style-name="T6">$value</text:span><text:span text:style-name="T11">, </text:span><text:span text:style-name="T22">1</text:span><text:span text:style-name="T11">);</text:span></text:p>
      <text:p text:style-name="P11">        <text:span text:style-name="T6">color</text:span><text:span text:style-name="T11">: </text:span><text:span text:style-name="T38">nth</text:span><text:span text:style-name="T11">(</text:span><text:span text:style-name="T6">$value</text:span><text:span text:style-name="T11">, </text:span><text:span text:style-name="T22">2</text:span><text:span text:style-name="T11">);</text:span></text:p>
      <text:p text:style-name="P11">        <text:span text:style-name="T6">background-color</text:span><text:span text:style-name="T11">: </text:span><text:span text:style-name="T38">nth</text:span><text:span text:style-name="T11">(</text:span><text:span text:style-name="T6">$value</text:span><text:span text:style-name="T11">, </text:span><text:span text:style-name="T22">3</text:span><text:span text:style-name="T11">);</text:span></text:p>
      <text:p text:style-name="P11">    <text:span text:style-name="T11">}</text:span></text:p>
      <text:p text:style-name="P6">}</text:p>
      <text:p text:style-name="P4"/>
      <text:p text:style-name="P2">Opción 3)</text:p>
      <text:p text:style-name="P3"><text:span text:style-name="T3">$tarjetas</text:span>: ((intrepida, <text:span text:style-name="T19">11pt</text:span>, <text:span text:style-name="T15">red</text:span>, <text:span text:style-name="T15">lightgray</text:span>),</text:p>
      <text:p text:style-name="P11">            <text:span text:style-name="T11">(clasica, </text:span><text:span text:style-name="T22">12pt</text:span><text:span text:style-name="T11">, </text:span><text:span text:style-name="T17">black</text:span><text:span text:style-name="T11">, </text:span><text:span text:style-name="T17">white</text:span><text:span text:style-name="T11">),</text:span></text:p>
      <text:p text:style-name="P11">            <text:span text:style-name="T11">(inversa, </text:span><text:span text:style-name="T22">9pt</text:span><text:span text:style-name="T11">, </text:span><text:span text:style-name="T17">orange</text:span><text:span text:style-name="T11">, </text:span><text:span text:style-name="T17">silver</text:span><text:span text:style-name="T11">)</text:span></text:p>
      <text:p text:style-name="P6">);</text:p>
      <text:p text:style-name="P14"/>
      <text:p text:style-name="P21">//for each para recorrer todas las tarjetas</text:p>
      <text:p text:style-name="P6"><text:span text:style-name="T25">@each</text:span> <text:span text:style-name="T3">$tarjeta</text:span> <text:span text:style-name="T25">in</text:span> <text:span text:style-name="T3">$tarjetas</text:span>{</text:p>
      <text:p text:style-name="P11">    <text:span text:style-name="T33">.card-</text:span><text:span text:style-name="T6">#{</text:span><text:span text:style-name="T38">nth</text:span><text:span text:style-name="T6">($tarjeta, </text:span><text:span text:style-name="T22">1</text:span><text:span text:style-name="T6">)}</text:span><text:span text:style-name="T11">{</text:span></text:p>
      <text:p text:style-name="P11">        <text:span text:style-name="T6">font-size</text:span><text:span text:style-name="T11">: </text:span><text:span text:style-name="T38">nth</text:span><text:span text:style-name="T11">(</text:span><text:span text:style-name="T6">$tarjeta</text:span><text:span text:style-name="T11">, </text:span><text:span text:style-name="T22">2</text:span><text:span text:style-name="T11">);</text:span></text:p>
      <text:p text:style-name="P11">        <text:span text:style-name="T6">color</text:span><text:span text:style-name="T11">: </text:span><text:span text:style-name="T38">nth</text:span><text:span text:style-name="T11">(</text:span><text:span text:style-name="T6">$tarjeta</text:span><text:span text:style-name="T11">, </text:span><text:span text:style-name="T22">3</text:span><text:span text:style-name="T11">);</text:span></text:p>
      <text:p text:style-name="P11">        <text:span text:style-name="T6">background-color</text:span><text:span text:style-name="T11">: </text:span><text:span text:style-name="T38">nth</text:span><text:span text:style-name="T11">(</text:span><text:span text:style-name="T6">$tarjeta</text:span><text:span text:style-name="T11">, </text:span><text:span text:style-name="T22">4</text:span><text:span text:style-name="T11">);</text:span></text:p>
      <text:p text:style-name="P14"><text:span text:style-name="T10">    </text:span><text:span text:style-name="T9">}</text:span></text:p>
      <text:p text:style-name="P6">}</text:p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2">Ejercicio 2 (3,5 puntos)</text:span><text:line-break/><text:span text:style-name="T1">Queremos dar de forma rápida estilos a los encabezados que se encuentran dentro de un elemento que pertenece a una</text:span><text:line-break/><text:span text:style-name="T1">clase determinada. Para ello vamos a crear</text:span> <text:span text:style-name="T1">2 funciones MIXIN, cada una en un archivo .scss diferente, por lo que usará</text:span><text:line-break/><text:span text:style-name="T1">un ‘index.html’ diferente para usar el .css resultante que corresponda (Los index.html serán proporcionados en los</text:span><text:line-break/><text:span text:style-name="T1">archivos del examen),</text:span> <text:span text:style-name="T1">a la que se le debe suministrar el nombre de la clase, un color, un tamaño y un “porcentaje</text:span><text:line-break/><text:span text:style-name="T1">de reducción”.</text:span><text:line-break/><text:span text:style-name="T1">Los encabezados del primer Mixin serán:</text:span><text:line-break/>• <text:span text:style-name="T1">h1: color un</text:span> <text:span text:style-name="T1">10% más claro</text:span> <text:span text:style-name="T1">que el suministrado y el tamaño que se indica.</text:span><text:line-break/>• <text:span text:style-name="T1">h2: color un</text:span> <text:span text:style-name="T1">20% más claro</text:span> <text:span text:style-name="T1">que el suministrado y el tamaño es más pequeño que el h1 según el “porcentaje de</text:span><text:line-break/><text:span text:style-name="T1">reducción</text:span>” <text:span text:style-name="T1">suministrado.</text:span><text:line-break/>• <text:span text:style-name="T1">h3: color un</text:span> <text:span text:style-name="T1">30% más claro</text:span> <text:span text:style-name="T1">que el suministrado y el tamaño es más pequeño que el h2 según el “porcentaje de</text:span><text:line-break/><text:span text:style-name="T1">reducción</text:span>” <text:span text:style-name="T1">suministrado.</text:span><text:line-break/>• <text:span text:style-name="T1">h4: color un</text:span> <text:span text:style-name="T1">40% más claro</text:span> <text:span text:style-name="T1">que el suministrado y el tamaño es más pequeño que el h3 según el “porcentaje de</text:span><text:line-break/><text:span text:style-name="T1">reducción</text:span>” <text:span text:style-name="T1">suministrado.</text:span><text:line-break/>• <text:span text:style-name="T1">...y así sucesivamente.</text:span> </text:p>
      <text:p text:style-name="P16"/>
      <text:p text:style-name="P16"><text:span text:style-name="T1">Por ejemplo para unos valores de:</text:span> <text:span text:style-name="T1">"miclase",#919b09, 5rem, 70</text:span> <text:span text:style-name="T1">se obtendría el siguiente CSS (style.css):</text:span><text:line-break/></text:p>
      <text:section text:style-name="Sect1" text:name="Sección1">
        <text:p text:style-name="P20"><text:span text:style-name="T1">.miclase h1 {</text:span><text:line-break/><text:span text:style-name="T1">color: #becb0c;</text:span><text:line-break/><text:span text:style-name="T1">font-size: 5rem;</text:span><text:line-break/><text:span text:style-name="T1">}</text:span><text:line-break/><text:span text:style-name="T1">.miclase h2 {</text:span><text:line-break/><text:span text:style-name="T1">color: #e3f218;</text:span><text:line-break/><text:span text:style-name="T1">font-size: 3.5rem;</text:span><text:line-break/><text:span text:style-name="T1">}</text:span><text:line-break/><text:span text:style-name="T1">.miclase h3 {</text:span><text:line-break/><text:span text:style-name="T1">color: #e9f449;</text:span><text:line-break/><text:span text:style-name="T1">font-size: 2.45rem;</text:span><text:line-break/><text:span text:style-name="T1">}</text:span><text:line-break/><text:span text:style-name="T1">.miclase h4 {</text:span><text:line-break/><text:span text:style-name="T1">color: #eff779;</text:span><text:line-break/><text:span text:style-name="T1">font-size: 1.715rem;</text:span><text:line-break/><text:span text:style-name="T1">}</text:span><text:line-break/><text:span text:style-name="T1">.miclase h5 {</text:span><text:line-break/><text:span text:style-name="T1">color: #f4faa9;</text:span><text:line-break/><text:span text:style-name="T1">font-size: 1.2005rem;</text:span><text:line-break/><text:span text:style-name="T1">}</text:span><text:line-break/><text:span text:style-name="T1">.miclase h6 {</text:span><text:line-break/><text:span text:style-name="T1">color: #fafdd9;</text:span><text:line-break/><text:span text:style-name="T1">font-size: 0.84035rem;</text:span><text:line-break/><text:span text:style-name="T1">}</text:span></text:p>
      </text:section>
      <text:p text:style-name="P16"><text:line-break/>----------------------------------------------------------------------------------------------------------------------</text:p>
      <text:p text:style-name="P16">Opción 1)</text:p>
      <text:p text:style-name="P16"/>
      <text:p text:style-name="P3"><text:span text:style-name="T25">@mixin</text:span> <text:span text:style-name="T35">encabezados</text:span>(<text:span text:style-name="T3">$clase</text:span>, <text:span text:style-name="T3">$color</text:span>, <text:span text:style-name="T3">$tam</text:span>, <text:span text:style-name="T3">$reduccion</text:span>) {</text:p>
      <text:p text:style-name="P10">    <text:span text:style-name="T28">@for</text:span><text:span text:style-name="T11"> </text:span><text:span text:style-name="T6">$i</text:span><text:span text:style-name="T11"> </text:span><text:span text:style-name="T28">from</text:span><text:span text:style-name="T11"> </text:span><text:span text:style-name="T22">1</text:span><text:span text:style-name="T11"> </text:span><text:span text:style-name="T28">to</text:span><text:span text:style-name="T11"> </text:span><text:span text:style-name="T22">7</text:span><text:span text:style-name="T11"> {</text:span></text:p>
      <text:p text:style-name="P10">        <text:span text:style-name="T28">@if</text:span><text:span text:style-name="T11"> </text:span><text:span text:style-name="T6">$i</text:span><text:span text:style-name="T11"> != </text:span><text:span text:style-name="T22">1</text:span><text:span text:style-name="T11"> {</text:span></text:p>
      <text:p text:style-name="P10">            <text:span text:style-name="T6">$tam</text:span><text:span text:style-name="T11">: </text:span><text:span text:style-name="T38">calc</text:span><text:span text:style-name="T11">(</text:span><text:span text:style-name="T6">$tam</text:span><text:span text:style-name="T11"> * </text:span><text:span text:style-name="T6">$reduccion</text:span><text:span text:style-name="T11"> / </text:span><text:span text:style-name="T22">100</text:span><text:span text:style-name="T11">);</text:span></text:p>
      <text:p text:style-name="P10">        <text:span text:style-name="T11">}</text:span></text:p>
      <text:p text:style-name="P10">        <text:span text:style-name="T33">.</text:span><text:span text:style-name="T6">#{$clase}</text:span><text:span text:style-name="T11"> h</text:span><text:span text:style-name="T6">#{$i}</text:span><text:span text:style-name="T11"> {</text:span></text:p>
      <text:p text:style-name="P10">            <text:span text:style-name="T6">color</text:span><text:span text:style-name="T11">: </text:span><text:span text:style-name="T38">lighten</text:span><text:span text:style-name="T11">(</text:span><text:span text:style-name="T6">$color</text:span><text:span text:style-name="T11">, </text:span><text:span text:style-name="T6">$i</text:span><text:span text:style-name="T11">*</text:span><text:span text:style-name="T22">10</text:span><text:span text:style-name="T11">);</text:span></text:p>
      <text:p text:style-name="P10">            <text:span text:style-name="T6">font-size</text:span><text:span text:style-name="T11">: </text:span><text:span text:style-name="T6">$tam</text:span><text:span text:style-name="T11">;</text:span></text:p>
      <text:p text:style-name="P10">        <text:span text:style-name="T11">}</text:span></text:p>
      <text:p text:style-name="P10">    <text:span text:style-name="T11">}</text:span></text:p>
      <text:p text:style-name="P5">}</text:p>
      <text:p text:style-name="P13"/>
      <text:p text:style-name="P5"><text:span text:style-name="T25">@include</text:span> <text:span text:style-name="T35">encabezados</text:span>(<text:span text:style-name="T15">"miclase"</text:span>, <text:span text:style-name="T15">#919b09</text:span>, <text:span text:style-name="T19">5rem</text:span>, <text:span text:style-name="T19">70</text:span>);</text:p>
      <text:p text:style-name="P16"/>
      <text:p text:style-name="P16">Opción 2)</text:p>
      <text:p text:style-name="P16"/>
      <text:p text:style-name="P3"><text:span text:style-name="T25">@mixin</text:span> <text:span text:style-name="T35">index</text:span>(<text:span text:style-name="T3">$clase</text:span>, <text:span text:style-name="T3">$color</text:span>, <text:span text:style-name="T3">$tamanioLetra</text:span>, <text:span text:style-name="T3">$reduccion</text:span>){</text:p>
      <text:p text:style-name="P15"><text:span text:style-name="T10">    </text:span><text:span text:style-name="T7">$porcentaje</text:span><text:span text:style-name="T9">: </text:span><text:span text:style-name="T23">10</text:span><text:span text:style-name="T9">;</text:span></text:p>
      <text:p text:style-name="P12">    <text:span text:style-name="T28">@for</text:span><text:span text:style-name="T11"> </text:span><text:span text:style-name="T6">$i</text:span><text:span text:style-name="T11"> </text:span><text:span text:style-name="T28">from</text:span><text:span text:style-name="T11"> </text:span><text:span text:style-name="T22">1</text:span><text:span text:style-name="T11"> </text:span><text:span text:style-name="T28">to</text:span><text:span text:style-name="T11"> </text:span><text:span text:style-name="T22">7</text:span><text:span text:style-name="T11">{</text:span></text:p>
      <text:p text:style-name="P12">        <text:span text:style-name="T33">.</text:span><text:span text:style-name="T6">#{$clase}</text:span><text:span text:style-name="T11">{</text:span></text:p>
      <text:p text:style-name="P12">            <text:span text:style-name="T11">h</text:span><text:span text:style-name="T6">#{$i}</text:span><text:span text:style-name="T11">{</text:span></text:p>
      <text:p text:style-name="P12">               <text:span text:style-name="T6">color</text:span><text:span text:style-name="T11">: </text:span><text:span text:style-name="T38">lighten</text:span><text:span text:style-name="T11">(</text:span><text:span text:style-name="T6">$color</text:span><text:span text:style-name="T11">, </text:span><text:span text:style-name="T6">$porcentaje</text:span><text:span text:style-name="T11">);</text:span></text:p>
      <text:p text:style-name="P12">               <text:span text:style-name="T6">font-size</text:span><text:span text:style-name="T11">: </text:span><text:span text:style-name="T6">$tamanioLetra</text:span><text:span text:style-name="T11">;</text:span></text:p>
      <text:p text:style-name="P12">            <text:span text:style-name="T11">}</text:span></text:p>
      <text:p text:style-name="P12">        <text:span text:style-name="T11">}</text:span></text:p>
      <text:p text:style-name="P15"/>
      <text:p text:style-name="P12">        <text:span text:style-name="T6">$tamanioLetra</text:span><text:span text:style-name="T11">: </text:span><text:span text:style-name="T38">calc</text:span><text:span text:style-name="T11">((</text:span><text:span text:style-name="T6">$tamanioLetra</text:span><text:span text:style-name="T11">*</text:span><text:span text:style-name="T6">$reduccion</text:span><text:span text:style-name="T11">)/</text:span><text:span text:style-name="T22">100</text:span><text:span text:style-name="T11">);</text:span></text:p>
      <text:p text:style-name="P15"><text:span text:style-name="T10">        </text:span><text:span text:style-name="T7">$porcentaje</text:span><text:span text:style-name="T9">: </text:span><text:span text:style-name="T7">$porcentaje</text:span><text:span text:style-name="T9">+</text:span><text:span text:style-name="T23">10</text:span><text:span text:style-name="T9">;</text:span></text:p>
      <text:p text:style-name="P12">    <text:span text:style-name="T11">}</text:span></text:p>
      <text:p text:style-name="P8">}</text:p>
      <text:p text:style-name="P15"/>
      <text:p text:style-name="P3"><text:span text:style-name="T25">@include</text:span> <text:span text:style-name="T35">index</text:span>(<text:span text:style-name="T15">"miclase"</text:span>, <text:span text:style-name="T15">#919b09</text:span>, <text:span text:style-name="T19">5rem</text:span>, <text:span text:style-name="T19">70</text:span>);</text:p>
      <text:p text:style-name="P16"/>
      <text:p text:style-name="P7"/>
      <text:p text:style-name="P16"><text:soft-page-break/></text:p>
      <text:p text:style-name="P16">Opción 3)</text:p>
      <text:p text:style-name="P16"/>
      <text:p text:style-name="P3"><text:span text:style-name="T25">@use</text:span> <text:span text:style-name="T15">"sass:color"</text:span>;</text:p>
      <text:p text:style-name="P15"/>
      <text:p text:style-name="P8"><text:span text:style-name="T25">@function</text:span> <text:span text:style-name="T35">getFontSize</text:span>(<text:span text:style-name="T3">$value</text:span>, <text:span text:style-name="T3">$reduction</text:span>, <text:span text:style-name="T3">$iteration</text:span>) {</text:p>
      <text:p text:style-name="P12">    <text:span text:style-name="T28">@if</text:span><text:span text:style-name="T11">(</text:span><text:span text:style-name="T6">$iteration</text:span><text:span text:style-name="T11"> &gt; </text:span><text:span text:style-name="T22">1</text:span><text:span text:style-name="T11">) {</text:span></text:p>
      <text:p text:style-name="P12">        <text:span text:style-name="T28">@return</text:span><text:span text:style-name="T11"> </text:span><text:span text:style-name="T38">getFontSize</text:span><text:span text:style-name="T11">(</text:span><text:span text:style-name="T6">$value</text:span><text:span text:style-name="T11">, </text:span><text:span text:style-name="T6">$reduction</text:span><text:span text:style-name="T11">, </text:span><text:span text:style-name="T6">$iteration</text:span><text:span text:style-name="T11"> - </text:span><text:span text:style-name="T22">1</text:span><text:span text:style-name="T11">)* </text:span><text:span text:style-name="T38">calc</text:span><text:span text:style-name="T11">(</text:span><text:span text:style-name="T6">$reduction</text:span><text:span text:style-name="T11">/</text:span><text:span text:style-name="T22">100</text:span><text:span text:style-name="T11">);</text:span></text:p>
      <text:p text:style-name="P12">    <text:span text:style-name="T11">}</text:span></text:p>
      <text:p text:style-name="P12">    <text:span text:style-name="T28">@else </text:span><text:span text:style-name="T11">{</text:span></text:p>
      <text:p text:style-name="P12">        <text:span text:style-name="T28">@return</text:span><text:span text:style-name="T11"> </text:span><text:span text:style-name="T6">$value</text:span><text:span text:style-name="T11">;</text:span></text:p>
      <text:p text:style-name="P12">    <text:span text:style-name="T11">}</text:span></text:p>
      <text:p text:style-name="P8">}</text:p>
      <text:p text:style-name="P15"/>
      <text:p text:style-name="P8"><text:span text:style-name="T25">@function</text:span> <text:span text:style-name="T35">getBrighterColor</text:span>(<text:span text:style-name="T3">$color</text:span>, <text:span text:style-name="T3">$percentage</text:span>) {</text:p>
      <text:p text:style-name="P12">    <text:span text:style-name="T28">@return</text:span><text:span text:style-name="T11"> </text:span><text:span text:style-name="T6">color</text:span><text:span text:style-name="T11">.</text:span><text:span text:style-name="T38">adjust</text:span><text:span text:style-name="T11">(</text:span><text:span text:style-name="T6">$color</text:span><text:span text:style-name="T11">, </text:span><text:span text:style-name="T6">$lightness:</text:span><text:span text:style-name="T11"> </text:span><text:span text:style-name="T38">percentage</text:span><text:span text:style-name="T11">(</text:span><text:span text:style-name="T38">calc</text:span><text:span text:style-name="T11">(</text:span><text:span text:style-name="T6">$percentage</text:span><text:span text:style-name="T11">/</text:span><text:span text:style-name="T22">100</text:span><text:span text:style-name="T11">)));</text:span></text:p>
      <text:p text:style-name="P8">}</text:p>
      <text:p text:style-name="P15"/>
      <text:p text:style-name="P8"><text:span text:style-name="T25">@mixin</text:span> <text:span text:style-name="T35">encabezadoClaro</text:span>(<text:span text:style-name="T3">$name</text:span>, <text:span text:style-name="T3">$color</text:span>, <text:span text:style-name="T3">$font-size</text:span>, <text:span text:style-name="T3">$reduction</text:span>) {</text:p>
      <text:p text:style-name="P12">    <text:span text:style-name="T28">@for</text:span><text:span text:style-name="T11"> </text:span><text:span text:style-name="T6">$i</text:span><text:span text:style-name="T11"> </text:span><text:span text:style-name="T28">from</text:span><text:span text:style-name="T11"> </text:span><text:span text:style-name="T22">1</text:span><text:span text:style-name="T11"> </text:span><text:span text:style-name="T28">through</text:span><text:span text:style-name="T11"> </text:span><text:span text:style-name="T22">6</text:span><text:span text:style-name="T11"> {</text:span></text:p>
      <text:p text:style-name="P12">        <text:span text:style-name="T33">.</text:span><text:span text:style-name="T6">#{$name}</text:span><text:span text:style-name="T11"> h</text:span><text:span text:style-name="T6">#{$i}</text:span><text:span text:style-name="T11"> {</text:span></text:p>
      <text:p text:style-name="P12">            <text:span text:style-name="T6">color</text:span><text:span text:style-name="T11">: </text:span><text:span text:style-name="T38">getBrighterColor</text:span><text:span text:style-name="T11">(</text:span><text:span text:style-name="T6">$color</text:span><text:span text:style-name="T11">, </text:span><text:span text:style-name="T38">calc</text:span><text:span text:style-name="T11">(</text:span><text:span text:style-name="T6">$i</text:span><text:span text:style-name="T11">*</text:span><text:span text:style-name="T22">10</text:span><text:span text:style-name="T11">));</text:span></text:p>
      <text:p text:style-name="P12">            <text:span text:style-name="T6">font-size</text:span><text:span text:style-name="T11">: </text:span><text:span text:style-name="T38">getFontSize</text:span><text:span text:style-name="T11">(</text:span><text:span text:style-name="T6">$font-size</text:span><text:span text:style-name="T11">, </text:span><text:span text:style-name="T6">$reduction</text:span><text:span text:style-name="T11">, </text:span><text:span text:style-name="T6">$i</text:span><text:span text:style-name="T11">);</text:span></text:p>
      <text:p text:style-name="P12">        <text:span text:style-name="T11">}</text:span></text:p>
      <text:p text:style-name="P12">    <text:span text:style-name="T11">}</text:span></text:p>
      <text:p text:style-name="P8">}</text:p>
      <text:p text:style-name="P15"/>
      <text:p text:style-name="P3"><text:span text:style-name="T25">@include</text:span> <text:span text:style-name="T35">encabezadoClaro</text:span>(<text:span text:style-name="T15">"miclase"</text:span>,<text:span text:style-name="T15">#919b09</text:span>, <text:span text:style-name="T19">5rem</text:span>, <text:span text:style-name="T19">70</text:span>);</text:p>
      <text:p text:style-name="P7"/>
      <text:p text:style-name="P16"/>
      <text:p text:style-name="P17"><text:span text:style-name="T2">Ejercicio 3 (4,5 puntos)</text:span></text:p>
      <text:p text:style-name="P18"><text:line-break/><text:span text:style-name="T1">Queremos dar estilo al interior de las secciones.</text:span><text:line-break/><text:span text:style-name="T1">Para ello vamos a definir una serie de temas en la que se indica:</text:span><text:line-break/>• <text:span text:style-name="T1">el nombre (que a su vez es la imagen “png” de fondo),</text:span><text:line-break/>• <text:span text:style-name="T1">el color del texto,</text:span><text:line-break/>• <text:span text:style-name="T1">el grado de opacidad del fondo de los artículos</text:span><text:line-break/>• <text:span text:style-name="T1">la fuente que se va a usar.</text:span></text:p>
      <text:p text:style-name="P22"><text:span text:style-name="T1">De forma que para:</text:span></text:p>
      <text:p text:style-name="P22"><text:span text:style-name="T41"/></text:p>
      <table:table table:name="Tabla1" table:style-name="Tabla1">
        <table:table-column table:style-name="Tabla1.A" table:number-columns-repeated="2"/>
        <table:table-row table:style-name="TableLine1539315841824">
          <table:table-cell table:style-name="Tabla1.A1" office:value-type="string">
            <text:p text:style-name="P22"><text:span text:style-name="T40">('relax', #93a8b7, 60, Verdana)</text:span></text:p>
          </table:table-cell>
          <table:table-cell table:style-name="Tabla1.A1" office:value-type="string">
            <text:p text:style-name="P22"><text:span text:style-name="T40">('contrast', #cccccc, -65)</text:span></text:p>
          </table:table-cell>
        </table:table-row>
        <table:table-row table:style-name="TableLine1539315841824">
          <table:table-cell table:style-name="Tabla1.A1" office:value-type="string">
            <text:p text:style-name="P22"><text:span text:style-name="T41">.relax{</text:span><text:line-break/><text:span text:style-name="T41">background-image:</text:span><text:line-break/><text:span text:style-name="T41">url("../patrones/relax.png");</text:span><text:line-break/><text:span text:style-name="T41">padding: 5px;</text:span><text:line-break/><text:span text:style-name="T41">}</text:span><text:line-break/><text:span text:style-name="T41">.relax</text:span> <text:span text:style-name="T41">article{</text:span><text:line-break/><text:span text:style-name="T41">padding:10px;</text:span><text:line-break/><text:span text:style-name="T41">margin:10px;</text:span><text:line-break/><text:span text:style-name="T41">color:#93a8b7;</text:span><text:line-break/><text:span text:style-name="T41">font-family:</text:span> <text:span text:style-name="T41">Verdana;</text:span><text:line-break/><text:span text:style-name="T41">background-color: rgba(255, 255, 255, 0.6);</text:span><text:line-break/><text:span text:style-name="T41">text-shadow: 2px 2px 2px</text:span> <text:span text:style-name="T41">black;</text:span><text:line-break/><text:span text:style-name="T41">}</text:span></text:p>
          </table:table-cell>
          <table:table-cell table:style-name="Tabla1.A1" office:value-type="string">
            <text:p text:style-name="P22"><text:span text:style-name="T41">.contrast{</text:span><text:line-break/><text:span text:style-name="T41">background-image:</text:span><text:line-break/><text:span text:style-name="T41">url("../patrones/contrast.png");</text:span><text:line-break/><text:span text:style-name="T41">padding: 5px;</text:span><text:line-break/><text:span text:style-name="T41">}</text:span><text:line-break/><text:span text:style-name="T41">.contrast</text:span> <text:span text:style-name="T41">article {</text:span><text:line-break/><text:span text:style-name="T41">padding: 10px;</text:span><text:line-break/><text:span text:style-name="T41">margin: 10px;</text:span><text:line-break/><text:span text:style-name="T41">color:</text:span> <text:span text:style-name="T41">#cccccc;</text:span><text:line-break/><text:span text:style-name="T41">font-family:</text:span> <text:span text:style-name="T41">"Comic Sans MS";</text:span><text:line-break/><text:span text:style-name="T41">background-color: rgba(0, 0, 0, 0.65);</text:span><text:line-break/><text:span text:style-name="T41">text-shadow: 2px 2px 2px</text:span> <text:span text:style-name="T41">black;</text:span><text:line-break/><text:span text:style-name="T41">}</text:span></text:p>
          </table:table-cell>
        </table:table-row>
      </table:table>
      <text:p text:style-name="P22"><text:line-break/><text:span text:style-name="T1">Ten en cuenta que:</text:span><text:line-break/>• <text:span text:style-name="T1">Si no se indica explícitamente la fuente, se debe usar por defecto</text:span> “<text:span text:style-name="T1">Comic Sans MS”</text:span><text:line-break/>• <text:span text:style-name="T1">El sombreado del texto será</text:span> <text:span text:style-name="T1">negro</text:span> <text:span text:style-name="T1">si</text:span> <text:span text:style-name="T1">la luminosidad (lightness) del color de texto</text:span> <text:span text:style-name="T1">es</text:span> <text:span text:style-name="T1">mayor del 50%,</text:span> <text:span text:style-name="T1">y si es menor, el</text:span><text:line-break/><text:span text:style-name="T1">sombreado del texto será</text:span> <text:span text:style-name="T1">blanco.</text:span><text:line-break/>• <text:span text:style-name="T1">Si la opacidad es</text:span> <text:span text:style-name="T1">positiva, se debe hacer sobre un fondo</text:span> <text:span text:style-name="T1">blanco, y si es</text:span> <text:span text:style-name="T1">negativa, se aplica sobre fondo</text:span> <text:span text:style-name="T1">negro.</text:span><text:line-break/><text:span text:style-name="T1">Realiza la prueba usando el archivo patrones.html y con los temas:</text:span><text:line-break/><text:span text:style-name="T1">('relax', #93a8b7, 60, Verdana),</text:span><text:line-break/><text:span text:style-name="T1">('contrast', #cccccc, -65),</text:span><text:line-break/><text:span text:style-name="T1">('love', #f8afb2, 30, Gabriola),</text:span><text:line-break/><text:span text:style-name="T1">('psico', #1b4d48, 30, "Arial Black"),</text:span><text:line-break/><text:span text:style-name="T1">('moderm', #fec87c, -20, Impact)</text:span> </text:p>
      <text:p text:style-name="P22"/>
      <text:p text:style-name="P22">--------------------------------------------------------------------------------</text:p>
      <text:p text:style-name="P22"><text:span text:style-name="T42">Opción 1)</text:span></text:p>
      <text:p text:style-name="P9"><text:span text:style-name="T25">@use</text:span> <text:span text:style-name="T15">"sass:math"</text:span>;</text:p>
      <text:p text:style-name="P13"/>
      <text:p text:style-name="P5"><text:span text:style-name="T25">@mixin</text:span> <text:span text:style-name="T35">theme</text:span>(<text:span text:style-name="T3">$name</text:span>, <text:span text:style-name="T3">$color</text:span>, <text:span text:style-name="T3">$opacity</text:span>, <text:span text:style-name="T3">$font</text:span>: <text:span text:style-name="T15">'Comic Sans MS'</text:span>) {</text:p>
      <text:p text:style-name="P10">  <text:span text:style-name="T33">.</text:span><text:span text:style-name="T6">#{$name}</text:span><text:span text:style-name="T11"> {</text:span></text:p>
      <text:p text:style-name="P10">    <text:span text:style-name="T6">background-image</text:span><text:span text:style-name="T11">: </text:span><text:span text:style-name="T38">url</text:span><text:span text:style-name="T11">(</text:span><text:span text:style-name="T17">"../patrones/</text:span><text:span text:style-name="T6">#{$name}</text:span><text:span text:style-name="T17">.png"</text:span><text:span text:style-name="T11">);</text:span></text:p>
      <text:p text:style-name="P10">    <text:span text:style-name="T6">padding</text:span><text:span text:style-name="T11">: </text:span><text:span text:style-name="T22">5px</text:span><text:span text:style-name="T11">;</text:span></text:p>
      <text:p text:style-name="P13"><text:span text:style-name="T10">  </text:span><text:span text:style-name="T9">}</text:span></text:p>
      <text:p text:style-name="P10">  <text:span text:style-name="T33">.</text:span><text:span text:style-name="T6">#{$name}</text:span><text:span text:style-name="T11"> </text:span><text:span text:style-name="T33">article</text:span><text:span text:style-name="T11"> {</text:span></text:p>
      <text:p text:style-name="P10">    <text:span text:style-name="T6">padding</text:span><text:span text:style-name="T11">: </text:span><text:span text:style-name="T22">10px</text:span><text:span text:style-name="T11">;</text:span></text:p>
      <text:p text:style-name="P10">    <text:span text:style-name="T6">margin</text:span><text:span text:style-name="T11">: </text:span><text:span text:style-name="T22">10px</text:span><text:span text:style-name="T11">;</text:span></text:p>
      <text:p text:style-name="P10">    <text:span text:style-name="T6">color</text:span><text:span text:style-name="T11">: </text:span><text:span text:style-name="T6">$color</text:span><text:span text:style-name="T11">;</text:span></text:p>
      <text:p text:style-name="P10">    <text:span text:style-name="T6">font-family</text:span><text:span text:style-name="T11">: </text:span><text:span text:style-name="T6">$font</text:span><text:span text:style-name="T11">;</text:span></text:p>
      <text:p text:style-name="P10">    <text:span text:style-name="T28">@if</text:span><text:span text:style-name="T11"> </text:span><text:span text:style-name="T6">$opacity</text:span><text:span text:style-name="T11"> &gt; </text:span><text:span text:style-name="T22">0</text:span><text:span text:style-name="T11"> {</text:span></text:p>
      <text:p text:style-name="P10">      <text:span text:style-name="T6">background-color</text:span><text:span text:style-name="T11">: </text:span><text:span text:style-name="T38">rgba</text:span><text:span text:style-name="T11">(</text:span><text:span text:style-name="T22">255</text:span><text:span text:style-name="T11">, </text:span><text:span text:style-name="T22">255</text:span><text:span text:style-name="T11">, </text:span><text:span text:style-name="T22">255</text:span><text:span text:style-name="T11">, </text:span><text:span text:style-name="T6">math</text:span><text:span text:style-name="T11">.</text:span><text:span text:style-name="T38">div</text:span><text:span text:style-name="T11">(</text:span><text:span text:style-name="T6">$opacity</text:span><text:span text:style-name="T11">, </text:span><text:span text:style-name="T22">100</text:span><text:span text:style-name="T11">));</text:span></text:p>
      <text:p text:style-name="P10">    <text:span text:style-name="T11">} </text:span><text:span text:style-name="T28">@else </text:span><text:span text:style-name="T11">{</text:span></text:p>
      <text:p text:style-name="P10">      <text:span text:style-name="T6">background-color</text:span><text:span text:style-name="T11">: </text:span><text:span text:style-name="T38">rgba</text:span><text:span text:style-name="T11">(</text:span><text:span text:style-name="T22">0</text:span><text:span text:style-name="T11">, </text:span><text:span text:style-name="T22">0</text:span><text:span text:style-name="T11">, </text:span><text:span text:style-name="T22">0</text:span><text:span text:style-name="T11">, </text:span><text:span text:style-name="T6">math</text:span><text:span text:style-name="T11">.</text:span><text:span text:style-name="T38">div</text:span><text:span text:style-name="T11">(</text:span><text:span text:style-name="T6">math</text:span><text:span text:style-name="T11">.</text:span><text:span text:style-name="T38">abs</text:span><text:span text:style-name="T11">(</text:span><text:span text:style-name="T6">$opacity</text:span><text:span text:style-name="T11">), </text:span><text:span text:style-name="T22">100</text:span><text:span text:style-name="T11">));</text:span></text:p>
      <text:p text:style-name="P10">    <text:span text:style-name="T11">}</text:span></text:p>
      <text:p text:style-name="P10">    <text:span text:style-name="T28">@if</text:span><text:span text:style-name="T11"> </text:span><text:span text:style-name="T38">lightness</text:span><text:span text:style-name="T11">(</text:span><text:span text:style-name="T6">$color</text:span><text:span text:style-name="T11">) &gt; </text:span><text:span text:style-name="T22">50</text:span><text:span text:style-name="T11"> {</text:span></text:p>
      <text:p text:style-name="P10">      <text:span text:style-name="T6">text-shadow</text:span><text:span text:style-name="T11">: </text:span><text:span text:style-name="T22">2px</text:span><text:span text:style-name="T11"> </text:span><text:span text:style-name="T22">2px</text:span><text:span text:style-name="T11"> </text:span><text:span text:style-name="T22">2px</text:span><text:span text:style-name="T11"> </text:span><text:span text:style-name="T17">black</text:span><text:span text:style-name="T11">;</text:span></text:p>
      <text:p text:style-name="P10">    <text:span text:style-name="T11">} </text:span><text:span text:style-name="T28">@else </text:span><text:span text:style-name="T11">{</text:span></text:p>
      <text:p text:style-name="P10">      <text:span text:style-name="T6">text-shadow</text:span><text:span text:style-name="T11">: </text:span><text:span text:style-name="T22">2px</text:span><text:span text:style-name="T11"> </text:span><text:span text:style-name="T22">2px</text:span><text:span text:style-name="T11"> </text:span><text:span text:style-name="T22">2px</text:span><text:span text:style-name="T11"> </text:span><text:span text:style-name="T17">white</text:span><text:span text:style-name="T11">;</text:span></text:p>
      <text:p text:style-name="P10">    <text:span text:style-name="T11">}</text:span></text:p>
      <text:p text:style-name="P10">  <text:span text:style-name="T11">}</text:span></text:p>
      <text:p text:style-name="P5"><text:soft-page-break/>}</text:p>
      <text:p text:style-name="P13"/>
      <text:p text:style-name="P5"><text:span text:style-name="T25">@include</text:span> <text:span text:style-name="T35">theme</text:span>(relax, <text:span text:style-name="T15">#93a8b7</text:span>, <text:span text:style-name="T19">60</text:span>, <text:span text:style-name="T15">Verdana</text:span>);</text:p>
      <text:p text:style-name="P5"><text:span text:style-name="T25">@include</text:span> <text:span text:style-name="T35">theme</text:span>(contrast, <text:span text:style-name="T15">#cccccc</text:span>, <text:span text:style-name="T19">-65</text:span>);</text:p>
      <text:p text:style-name="P5"><text:span text:style-name="T25">@include</text:span> <text:span text:style-name="T35">theme</text:span>(love, <text:span text:style-name="T15">#f8afb2</text:span>, <text:span text:style-name="T19">30</text:span>, Gabriola);</text:p>
      <text:p text:style-name="P5"><text:span text:style-name="T25">@include</text:span> <text:span text:style-name="T35">theme</text:span>(psico, <text:span text:style-name="T15">#1b4d48</text:span>, <text:span text:style-name="T19">30</text:span>, <text:span text:style-name="T15">"Arial Black"</text:span>);</text:p>
      <text:p text:style-name="P5"><text:span text:style-name="T25">@include</text:span> <text:span text:style-name="T35">theme</text:span>(moderm, <text:span text:style-name="T15">#fec87c</text:span>, <text:span text:style-name="T19">-20</text:span>, <text:span text:style-name="T15">Impact</text:span>);</text:p>
      <text:p text:style-name="P19"/>
      <text:p text:style-name="P23">Opción 2)</text:p>
      <text:p text:style-name="P9"><text:span text:style-name="T25">@mixin</text:span> <text:span text:style-name="T35">styleSections</text:span>(<text:span text:style-name="T3">$name</text:span>, <text:span text:style-name="T3">$color</text:span>, <text:span text:style-name="T3">$opacityBg</text:span>, <text:span text:style-name="T3">$font</text:span>: <text:span text:style-name="T15">'Comic Sans MS'</text:span>) {</text:p>
      <text:p text:style-name="P10">    <text:span text:style-name="T6">$shadowColor</text:span><text:span text:style-name="T11">: </text:span><text:span text:style-name="T38">calcShadowColor</text:span><text:span text:style-name="T11">(</text:span><text:span text:style-name="T6">$color</text:span><text:span text:style-name="T11">);</text:span></text:p>
      <text:p text:style-name="P10">    <text:span text:style-name="T6">$bgColor</text:span><text:span text:style-name="T11">: </text:span><text:span text:style-name="T38">calcBgColor</text:span><text:span text:style-name="T11">(</text:span><text:span text:style-name="T6">$opacityBg</text:span><text:span text:style-name="T11">);</text:span></text:p>
      <text:p text:style-name="P10">    <text:span text:style-name="T28">@if</text:span><text:span text:style-name="T11"> (</text:span><text:span text:style-name="T6">$opacityBg</text:span><text:span text:style-name="T11"> &gt; </text:span><text:span text:style-name="T22">0</text:span><text:span text:style-name="T11">) {</text:span></text:p>
      <text:p text:style-name="P10">        <text:span text:style-name="T6">$bgColor</text:span><text:span text:style-name="T11">: </text:span><text:span text:style-name="T17">white</text:span><text:span text:style-name="T11">;</text:span></text:p>
      <text:p text:style-name="P10">    <text:span text:style-name="T11">} </text:span><text:span text:style-name="T28">@else </text:span><text:span text:style-name="T11">{</text:span></text:p>
      <text:p text:style-name="P10">        <text:span text:style-name="T6">$bgColor</text:span><text:span text:style-name="T11">: </text:span><text:span text:style-name="T17">black</text:span><text:span text:style-name="T11">;</text:span></text:p>
      <text:p text:style-name="P10">    <text:span text:style-name="T11">}</text:span></text:p>
      <text:p text:style-name="P10">    <text:span text:style-name="T33">.</text:span><text:span text:style-name="T6">#{$name}</text:span><text:span text:style-name="T11"> {</text:span></text:p>
      <text:p text:style-name="P10">        <text:span text:style-name="T6">background-image</text:span><text:span text:style-name="T11">: </text:span><text:span text:style-name="T38">url</text:span><text:span text:style-name="T11">(</text:span><text:span text:style-name="T17">"../patrones/</text:span><text:span text:style-name="T6">#{$name}</text:span><text:span text:style-name="T17">.png"</text:span><text:span text:style-name="T11">);</text:span></text:p>
      <text:p text:style-name="P10">        <text:span text:style-name="T6">padding</text:span><text:span text:style-name="T11">: </text:span><text:span text:style-name="T22">5px</text:span><text:span text:style-name="T11">;</text:span></text:p>
      <text:p text:style-name="P10">        <text:span text:style-name="T33">article</text:span><text:span text:style-name="T11"> {</text:span></text:p>
      <text:p text:style-name="P10">            <text:span text:style-name="T6">padding</text:span><text:span text:style-name="T11">: </text:span><text:span text:style-name="T22">10px</text:span><text:span text:style-name="T11">;</text:span></text:p>
      <text:p text:style-name="P10">            <text:span text:style-name="T6">margin</text:span><text:span text:style-name="T11">: </text:span><text:span text:style-name="T22">10px</text:span><text:span text:style-name="T11">;</text:span></text:p>
      <text:p text:style-name="P10">            <text:span text:style-name="T6">color</text:span><text:span text:style-name="T11">: </text:span><text:span text:style-name="T6">$color</text:span><text:span text:style-name="T11">;</text:span></text:p>
      <text:p text:style-name="P10">            <text:span text:style-name="T6">font-family</text:span><text:span text:style-name="T11">: </text:span><text:span text:style-name="T6">$font</text:span><text:span text:style-name="T11">;</text:span></text:p>
      <text:p text:style-name="P10">            <text:span text:style-name="T6">background-color</text:span><text:span text:style-name="T11">: </text:span><text:span text:style-name="T38">rgba</text:span><text:span text:style-name="T11">(</text:span><text:span text:style-name="T6">$bgColor</text:span><text:span text:style-name="T11">, </text:span><text:span text:style-name="T38">calc</text:span><text:span text:style-name="T11">(</text:span><text:span text:style-name="T38">abs</text:span><text:span text:style-name="T11">(</text:span><text:span text:style-name="T6">$opacityBg</text:span><text:span text:style-name="T11">) / </text:span><text:span text:style-name="T22">100</text:span><text:span text:style-name="T11">));</text:span></text:p>
      <text:p text:style-name="P10">            <text:span text:style-name="T6">text-shadow</text:span><text:span text:style-name="T11">: </text:span><text:span text:style-name="T22">2px</text:span><text:span text:style-name="T11"> </text:span><text:span text:style-name="T22">2px</text:span><text:span text:style-name="T11"> </text:span><text:span text:style-name="T22">2px</text:span><text:span text:style-name="T11"> </text:span><text:span text:style-name="T6">$shadowColor</text:span><text:span text:style-name="T11">;</text:span></text:p>
      <text:p text:style-name="P10">        <text:span text:style-name="T11">}</text:span></text:p>
      <text:p text:style-name="P10">    <text:span text:style-name="T11">} </text:span></text:p>
      <text:p text:style-name="P5">}</text:p>
      <text:p text:style-name="P13"/>
      <text:p text:style-name="P5"><text:span text:style-name="T25">@function</text:span> <text:span text:style-name="T35">calcShadowColor</text:span>(<text:span text:style-name="T3">$color</text:span>) {</text:p>
      <text:p text:style-name="P10">    <text:span text:style-name="T6">$shadowColor</text:span><text:span text:style-name="T11">: </text:span><text:span text:style-name="T17">white</text:span><text:span text:style-name="T11">;</text:span></text:p>
      <text:p text:style-name="P10">    <text:span text:style-name="T28">@if</text:span><text:span text:style-name="T11"> (</text:span><text:span text:style-name="T38">lightness</text:span><text:span text:style-name="T11">(</text:span><text:span text:style-name="T6">$color</text:span><text:span text:style-name="T11">) &gt; </text:span><text:span text:style-name="T22">50%</text:span><text:span text:style-name="T11">) {</text:span></text:p>
      <text:p text:style-name="P10">        <text:span text:style-name="T6">$shadowColor</text:span><text:span text:style-name="T11">: </text:span><text:span text:style-name="T17">black</text:span><text:span text:style-name="T11">;</text:span></text:p>
      <text:p text:style-name="P10">    <text:span text:style-name="T11">}</text:span></text:p>
      <text:p text:style-name="P10">    <text:span text:style-name="T28">@return</text:span><text:span text:style-name="T11"> </text:span><text:span text:style-name="T6">$shadowColor</text:span><text:span text:style-name="T11">;</text:span></text:p>
      <text:p text:style-name="P5">}</text:p>
      <text:p text:style-name="P13"/>
      <text:p text:style-name="P5"><text:span text:style-name="T25">@function</text:span> <text:span text:style-name="T35">calcBgColor</text:span>(<text:span text:style-name="T3">$opacityBg</text:span>) {</text:p>
      <text:p text:style-name="P10">    <text:span text:style-name="T6">$bgColor</text:span><text:span text:style-name="T11">: </text:span><text:span text:style-name="T17">black</text:span><text:span text:style-name="T11">;</text:span></text:p>
      <text:p text:style-name="P10">    <text:span text:style-name="T28">@if</text:span><text:span text:style-name="T11"> (</text:span><text:span text:style-name="T6">$opacityBg</text:span><text:span text:style-name="T11"> &gt; </text:span><text:span text:style-name="T22">0</text:span><text:span text:style-name="T11">) {</text:span></text:p>
      <text:p text:style-name="P10">        <text:span text:style-name="T6">$bgColor</text:span><text:span text:style-name="T11">: </text:span><text:span text:style-name="T17">white</text:span><text:span text:style-name="T11">;</text:span></text:p>
      <text:p text:style-name="P10">    <text:span text:style-name="T11">}</text:span></text:p>
      <text:p text:style-name="P10">    <text:span text:style-name="T28">@return</text:span><text:span text:style-name="T11"> </text:span><text:span text:style-name="T6">$bgColor</text:span><text:span text:style-name="T11">;</text:span></text:p>
      <text:p text:style-name="P5">}</text:p>
      <text:p text:style-name="P13"/>
      <text:p text:style-name="P5"><text:span text:style-name="T3">$listIncludes</text:span>: (</text:p>
      <text:p text:style-name="P10">    <text:span text:style-name="T11">(</text:span><text:span text:style-name="T17">'relax'</text:span><text:span text:style-name="T11">, </text:span><text:span text:style-name="T17">#93a8b7</text:span><text:span text:style-name="T11">, </text:span><text:span text:style-name="T22">60</text:span><text:span text:style-name="T11">, </text:span><text:span text:style-name="T17">Verdana</text:span><text:span text:style-name="T11">),</text:span></text:p>
      <text:p text:style-name="P10">    <text:span text:style-name="T11">(</text:span><text:span text:style-name="T17">'contrast'</text:span><text:span text:style-name="T11">, </text:span><text:span text:style-name="T17">#cccccc</text:span><text:span text:style-name="T11">, </text:span><text:span text:style-name="T22">-65</text:span><text:span text:style-name="T11">),</text:span></text:p>
      <text:p text:style-name="P10">    <text:span text:style-name="T11">(</text:span><text:span text:style-name="T17">'love'</text:span><text:span text:style-name="T11">, </text:span><text:span text:style-name="T17">#f8afb2</text:span><text:span text:style-name="T11">, </text:span><text:span text:style-name="T22">30</text:span><text:span text:style-name="T11">, Gabriola),</text:span></text:p>
      <text:p text:style-name="P10">    <text:span text:style-name="T11">(</text:span><text:span text:style-name="T17">'psico'</text:span><text:span text:style-name="T11">, </text:span><text:span text:style-name="T17">#1b4d48</text:span><text:span text:style-name="T11">, </text:span><text:span text:style-name="T22">30</text:span><text:span text:style-name="T11">, </text:span><text:span text:style-name="T17">"Arial Black"</text:span><text:span text:style-name="T11">),</text:span></text:p>
      <text:p text:style-name="P10">    <text:span text:style-name="T11">(</text:span><text:span text:style-name="T17">'moderm'</text:span><text:span text:style-name="T11">, </text:span><text:span text:style-name="T17">#fec87c</text:span><text:span text:style-name="T11">, </text:span><text:span text:style-name="T22">-20</text:span><text:span text:style-name="T11">, </text:span><text:span text:style-name="T17">Impact</text:span><text:span text:style-name="T11">)</text:span></text:p>
      <text:p text:style-name="P5">);</text:p>
      <text:p text:style-name="P13"/>
      <text:p text:style-name="P5"><text:span text:style-name="T25">@each</text:span> <text:span text:style-name="T3">$include</text:span> <text:span text:style-name="T25">in</text:span> <text:span text:style-name="T3">$listIncludes</text:span> {</text:p>
      <text:p text:style-name="P10">    <text:span text:style-name="T6">$name</text:span><text:span text:style-name="T11">: </text:span><text:span text:style-name="T38">nth</text:span><text:span text:style-name="T11">(</text:span><text:span text:style-name="T6">$include</text:span><text:span text:style-name="T11">, </text:span><text:span text:style-name="T22">1</text:span><text:span text:style-name="T11">);</text:span></text:p>
      <text:p text:style-name="P10">    <text:span text:style-name="T6">$color</text:span><text:span text:style-name="T11">: </text:span><text:span text:style-name="T38">nth</text:span><text:span text:style-name="T11">(</text:span><text:span text:style-name="T6">$include</text:span><text:span text:style-name="T11">, </text:span><text:span text:style-name="T22">2</text:span><text:span text:style-name="T11">);</text:span></text:p>
      <text:p text:style-name="P10">    <text:span text:style-name="T6">$opacityBg</text:span><text:span text:style-name="T11">: </text:span><text:span text:style-name="T38">nth</text:span><text:span text:style-name="T11">(</text:span><text:span text:style-name="T6">$include</text:span><text:span text:style-name="T11">, </text:span><text:span text:style-name="T22">3</text:span><text:span text:style-name="T11">);</text:span></text:p>
      <text:p text:style-name="P10">    <text:span text:style-name="T28">@if</text:span><text:span text:style-name="T11"> (</text:span><text:span text:style-name="T38">length</text:span><text:span text:style-name="T11">(</text:span><text:span text:style-name="T6">$include</text:span><text:span text:style-name="T11">) &lt; </text:span><text:span text:style-name="T22">4</text:span><text:span text:style-name="T11">) {</text:span></text:p>
      <text:p text:style-name="P10">        <text:span text:style-name="T28">@include</text:span><text:span text:style-name="T11"> </text:span><text:span text:style-name="T38">styleSections</text:span><text:span text:style-name="T11">(</text:span><text:span text:style-name="T6">$name</text:span><text:span text:style-name="T11">, </text:span><text:span text:style-name="T6">$color</text:span><text:span text:style-name="T11">, </text:span><text:span text:style-name="T6">$opacityBg</text:span><text:span text:style-name="T11">);   </text:span></text:p>
      <text:p text:style-name="P10">    <text:span text:style-name="T11">} </text:span><text:span text:style-name="T28">@else </text:span><text:span text:style-name="T11">{</text:span></text:p>
      <text:p text:style-name="P10">        <text:span text:style-name="T6">$font</text:span><text:span text:style-name="T11">: </text:span><text:span text:style-name="T38">nth</text:span><text:span text:style-name="T11">(</text:span><text:span text:style-name="T6">$include</text:span><text:span text:style-name="T11">, </text:span><text:span text:style-name="T22">4</text:span><text:span text:style-name="T11">);</text:span></text:p>
      <text:p text:style-name="P10">        <text:span text:style-name="T28">@include</text:span><text:span text:style-name="T11"> </text:span><text:span text:style-name="T38">styleSections</text:span><text:span text:style-name="T11">(</text:span><text:span text:style-name="T6">$name</text:span><text:span text:style-name="T11">, </text:span><text:span text:style-name="T6">$color</text:span><text:span text:style-name="T11">, </text:span><text:span text:style-name="T6">$opacityBg</text:span><text:span text:style-name="T11">, </text:span><text:span text:style-name="T6">$font</text:span><text:span text:style-name="T11">);</text:span></text:p>
      <text:p text:style-name="P10">    <text:span text:style-name="T11">}</text:span></text:p>
      <text:p text:style-name="P5">}</text:p>
      <text:p text:style-name="P23"/>
      <text:p text:style-name="P23">Opción 3)</text:p>
      <text:p text:style-name="P23"/>
      <text:p text:style-name="P9"><text:span text:style-name="T25">@use</text:span> <text:span text:style-name="T15">"sass:color"</text:span>;</text:p>
      <text:p text:style-name="P5"><text:span text:style-name="T25">@use</text:span> <text:span text:style-name="T15">"sass:math"</text:span>;</text:p>
      <text:p text:style-name="P5"><text:span text:style-name="T25">@use</text:span> <text:span text:style-name="T15">"sass:list"</text:span>;</text:p>
      <text:p text:style-name="P13"/>
      <text:p text:style-name="P5"><text:span text:style-name="T3">$patrones</text:span>: (</text:p>
      <text:p text:style-name="P10">    <text:span text:style-name="T11">(</text:span><text:span text:style-name="T17">'relax'</text:span><text:span text:style-name="T11">, </text:span><text:span text:style-name="T17">#93a8b7</text:span><text:span text:style-name="T11">, </text:span><text:span text:style-name="T22">60</text:span><text:span text:style-name="T11">, </text:span><text:span text:style-name="T17">Verdana</text:span><text:span text:style-name="T11">),</text:span></text:p>
      <text:p text:style-name="P10">    <text:span text:style-name="T11">(</text:span><text:span text:style-name="T17">'contrast'</text:span><text:span text:style-name="T11">, </text:span><text:span text:style-name="T17">#cccccc</text:span><text:span text:style-name="T11">, </text:span><text:span text:style-name="T22">-65</text:span><text:span text:style-name="T11">),</text:span></text:p>
      <text:p text:style-name="P10">    <text:span text:style-name="T11">(</text:span><text:span text:style-name="T17">'love'</text:span><text:span text:style-name="T11">, </text:span><text:span text:style-name="T17">#f8afb2</text:span><text:span text:style-name="T11">, </text:span><text:span text:style-name="T22">30</text:span><text:span text:style-name="T11">, Gabriola),</text:span></text:p>
      <text:p text:style-name="P10"><text:soft-page-break/>    <text:span text:style-name="T11">(</text:span><text:span text:style-name="T17">'psico'</text:span><text:span text:style-name="T11">, </text:span><text:span text:style-name="T17">#1b4d48</text:span><text:span text:style-name="T11">, </text:span><text:span text:style-name="T22">30</text:span><text:span text:style-name="T11">, </text:span><text:span text:style-name="T17">"Arial Black"</text:span><text:span text:style-name="T11">),</text:span></text:p>
      <text:p text:style-name="P10">    <text:span text:style-name="T11">(</text:span><text:span text:style-name="T17">'moderm'</text:span><text:span text:style-name="T11">, </text:span><text:span text:style-name="T17">#fec87c</text:span><text:span text:style-name="T11">, </text:span><text:span text:style-name="T22">-20</text:span><text:span text:style-name="T11">, </text:span><text:span text:style-name="T17">Impact</text:span><text:span text:style-name="T11">)</text:span></text:p>
      <text:p text:style-name="P5">);</text:p>
      <text:p text:style-name="P13"/>
      <text:p text:style-name="P5"><text:span text:style-name="T25">@function</text:span> <text:span text:style-name="T35">getColorLightness</text:span>(<text:span text:style-name="T3">$color</text:span>) {</text:p>
      <text:p text:style-name="P10">    <text:span text:style-name="T28">@return</text:span><text:span text:style-name="T11"> </text:span><text:span text:style-name="T38">lightness</text:span><text:span text:style-name="T11">(</text:span><text:span text:style-name="T6">$color</text:span><text:span text:style-name="T11">);</text:span></text:p>
      <text:p text:style-name="P5">}</text:p>
      <text:p text:style-name="P13"/>
      <text:p text:style-name="P5"><text:span text:style-name="T25">@function</text:span> <text:span text:style-name="T35">getTextShadowColor</text:span>(<text:span text:style-name="T3">$color</text:span>) {</text:p>
      <text:p text:style-name="P10">    <text:span text:style-name="T28">@if</text:span><text:span text:style-name="T11"> </text:span><text:span text:style-name="T38">getColorLightness</text:span><text:span text:style-name="T11">(</text:span><text:span text:style-name="T6">$color</text:span><text:span text:style-name="T11">) &gt; </text:span><text:span text:style-name="T22">50%</text:span><text:span text:style-name="T11"> {</text:span></text:p>
      <text:p text:style-name="P10">        <text:span text:style-name="T28">@return</text:span><text:span text:style-name="T11"> </text:span><text:span text:style-name="T17">black</text:span><text:span text:style-name="T11">;</text:span></text:p>
      <text:p text:style-name="P10">    <text:span text:style-name="T11">}</text:span></text:p>
      <text:p text:style-name="P10">    <text:span text:style-name="T28">@else </text:span><text:span text:style-name="T11">{</text:span></text:p>
      <text:p text:style-name="P10">        <text:span text:style-name="T28">@return</text:span><text:span text:style-name="T11"> </text:span><text:span text:style-name="T17">white</text:span><text:span text:style-name="T11">;</text:span></text:p>
      <text:p text:style-name="P10">    <text:span text:style-name="T11">}</text:span></text:p>
      <text:p text:style-name="P5">}</text:p>
      <text:p text:style-name="P13"/>
      <text:p text:style-name="P5"><text:span text:style-name="T25">@function</text:span> <text:span text:style-name="T35">parseOpacity</text:span>(<text:span text:style-name="T3">$opacity</text:span>) {</text:p>
      <text:p text:style-name="P10">    <text:span text:style-name="T28">@return</text:span><text:span text:style-name="T11"> </text:span><text:span text:style-name="T6">math</text:span><text:span text:style-name="T11">.</text:span><text:span text:style-name="T38">abs</text:span><text:span text:style-name="T11">(</text:span><text:span text:style-name="T6">math</text:span><text:span text:style-name="T11">.</text:span><text:span text:style-name="T38">div</text:span><text:span text:style-name="T11">(</text:span><text:span text:style-name="T6">$opacity</text:span><text:span text:style-name="T11">, </text:span><text:span text:style-name="T22">100</text:span><text:span text:style-name="T11">));</text:span></text:p>
      <text:p text:style-name="P5">} </text:p>
      <text:p text:style-name="P13"/>
      <text:p text:style-name="P5"><text:span text:style-name="T25">@function</text:span> <text:span text:style-name="T35">getBackgroundColor</text:span>(<text:span text:style-name="T3">$opacity</text:span>) {</text:p>
      <text:p text:style-name="P10">    <text:span text:style-name="T28">@if</text:span><text:span text:style-name="T11"> </text:span><text:span text:style-name="T6">$opacity</text:span><text:span text:style-name="T11"> &lt; </text:span><text:span text:style-name="T22">0</text:span><text:span text:style-name="T11"> {</text:span></text:p>
      <text:p text:style-name="P10">        <text:span text:style-name="T28">@return</text:span><text:span text:style-name="T11"> </text:span><text:span text:style-name="T6">color</text:span><text:span text:style-name="T11">.</text:span><text:span text:style-name="T38">change</text:span><text:span text:style-name="T11">(</text:span><text:span text:style-name="T17">black</text:span><text:span text:style-name="T11">, </text:span><text:span text:style-name="T6">$alpha:</text:span><text:span text:style-name="T11"> </text:span><text:span text:style-name="T38">parseOpacity</text:span><text:span text:style-name="T11">(</text:span><text:span text:style-name="T6">$opacity</text:span><text:span text:style-name="T11">));</text:span></text:p>
      <text:p text:style-name="P10">    <text:span text:style-name="T11">} </text:span><text:span text:style-name="T28">@else </text:span><text:span text:style-name="T11">{</text:span></text:p>
      <text:p text:style-name="P10">        <text:span text:style-name="T28">@return</text:span><text:span text:style-name="T11"> </text:span><text:span text:style-name="T6">color</text:span><text:span text:style-name="T11">.</text:span><text:span text:style-name="T38">change</text:span><text:span text:style-name="T11">(</text:span><text:span text:style-name="T17">white</text:span><text:span text:style-name="T11">, </text:span><text:span text:style-name="T6">$alpha:</text:span><text:span text:style-name="T11"> </text:span><text:span text:style-name="T38">parseOpacity</text:span><text:span text:style-name="T11">(</text:span><text:span text:style-name="T6">$opacity</text:span><text:span text:style-name="T11">));</text:span></text:p>
      <text:p text:style-name="P10">    <text:span text:style-name="T11">}</text:span></text:p>
      <text:p text:style-name="P5">}</text:p>
      <text:p text:style-name="P13"/>
      <text:p text:style-name="P5"><text:span text:style-name="T25">@mixin</text:span> <text:span text:style-name="T35">getPatrones</text:span>(<text:span text:style-name="T3">$name</text:span>, <text:span text:style-name="T3">$color</text:span>, <text:span text:style-name="T3">$opacity</text:span>, <text:span text:style-name="T3">$font</text:span>: <text:span text:style-name="T15">"Comic Sans MS"</text:span>) {</text:p>
      <text:p text:style-name="P10">    <text:span text:style-name="T33">.</text:span><text:span text:style-name="T6">#{$name}</text:span><text:span text:style-name="T11"> {</text:span></text:p>
      <text:p text:style-name="P10">        <text:span text:style-name="T6">$folderUrl</text:span><text:span text:style-name="T11">: </text:span><text:span text:style-name="T17">"../patrones/"</text:span><text:span text:style-name="T11">;</text:span></text:p>
      <text:p text:style-name="P10">        <text:span text:style-name="T6">background-image</text:span><text:span text:style-name="T11">: </text:span><text:span text:style-name="T38">url</text:span><text:span text:style-name="T11">(</text:span><text:span text:style-name="T6">$folderUrl</text:span><text:span text:style-name="T11">+</text:span><text:span text:style-name="T6">$name</text:span><text:span text:style-name="T11">+</text:span><text:span text:style-name="T17">".png"</text:span><text:span text:style-name="T11">);</text:span></text:p>
      <text:p text:style-name="P10">        <text:span text:style-name="T6">padding</text:span><text:span text:style-name="T11">: </text:span><text:span text:style-name="T22">5px</text:span><text:span text:style-name="T11">;</text:span></text:p>
      <text:p text:style-name="P10">    </text:p>
      <text:p text:style-name="P10">        <text:span text:style-name="T45">&amp;</text:span><text:span text:style-name="T11"> </text:span><text:span text:style-name="T33">article</text:span><text:span text:style-name="T11"> {</text:span></text:p>
      <text:p text:style-name="P10">            <text:span text:style-name="T6">padding</text:span><text:span text:style-name="T11">: </text:span><text:span text:style-name="T22">10px</text:span><text:span text:style-name="T11">;</text:span></text:p>
      <text:p text:style-name="P10">            <text:span text:style-name="T6">margin</text:span><text:span text:style-name="T11">: </text:span><text:span text:style-name="T22">10px</text:span><text:span text:style-name="T11">;</text:span></text:p>
      <text:p text:style-name="P10">            <text:span text:style-name="T6">color</text:span><text:span text:style-name="T11">: </text:span><text:span text:style-name="T6">$color</text:span><text:span text:style-name="T11">;</text:span></text:p>
      <text:p text:style-name="P10">            <text:span text:style-name="T6">font-family</text:span><text:span text:style-name="T11">: </text:span><text:span text:style-name="T6">$font</text:span><text:span text:style-name="T11">;</text:span></text:p>
      <text:p text:style-name="P10">            <text:span text:style-name="T6">background-color</text:span><text:span text:style-name="T11">: </text:span><text:span text:style-name="T38">getBackgroundColor</text:span><text:span text:style-name="T11">(</text:span><text:span text:style-name="T6">$opacity</text:span><text:span text:style-name="T11">);</text:span></text:p>
      <text:p text:style-name="P10">            <text:span text:style-name="T6">text-shadow</text:span><text:span text:style-name="T11">: </text:span><text:span text:style-name="T22">2px</text:span><text:span text:style-name="T11"> </text:span><text:span text:style-name="T22">2px</text:span><text:span text:style-name="T11"> </text:span><text:span text:style-name="T22">2px</text:span><text:span text:style-name="T11"> </text:span><text:span text:style-name="T38">getTextShadowColor</text:span><text:span text:style-name="T11">(</text:span><text:span text:style-name="T6">$color</text:span><text:span text:style-name="T11">);</text:span></text:p>
      <text:p text:style-name="P10">        <text:span text:style-name="T11">}</text:span></text:p>
      <text:p text:style-name="P10">    <text:span text:style-name="T11">}</text:span></text:p>
      <text:p text:style-name="P5">}</text:p>
      <text:p text:style-name="P13"/>
      <text:p text:style-name="P5"><text:span text:style-name="T25">@each</text:span> <text:span text:style-name="T3">$patron</text:span> <text:span text:style-name="T25">in</text:span> <text:span text:style-name="T3">$patrones</text:span> {</text:p>
      <text:p text:style-name="P10">    <text:span text:style-name="T6">$name</text:span><text:span text:style-name="T11">: </text:span><text:span text:style-name="T6">list</text:span><text:span text:style-name="T11">.</text:span><text:span text:style-name="T38">nth</text:span><text:span text:style-name="T11">(</text:span><text:span text:style-name="T6">$patron</text:span><text:span text:style-name="T11">, </text:span><text:span text:style-name="T22">1</text:span><text:span text:style-name="T11">);</text:span></text:p>
      <text:p text:style-name="P10">    <text:span text:style-name="T6">$color</text:span><text:span text:style-name="T11">: </text:span><text:span text:style-name="T6">list</text:span><text:span text:style-name="T11">.</text:span><text:span text:style-name="T38">nth</text:span><text:span text:style-name="T11">(</text:span><text:span text:style-name="T6">$patron</text:span><text:span text:style-name="T11">, </text:span><text:span text:style-name="T22">2</text:span><text:span text:style-name="T11">);</text:span></text:p>
      <text:p text:style-name="P10">    <text:span text:style-name="T6">$opacity</text:span><text:span text:style-name="T11">: </text:span><text:span text:style-name="T6">list</text:span><text:span text:style-name="T11">.</text:span><text:span text:style-name="T38">nth</text:span><text:span text:style-name="T11">(</text:span><text:span text:style-name="T6">$patron</text:span><text:span text:style-name="T11">, </text:span><text:span text:style-name="T22">3</text:span><text:span text:style-name="T11">);</text:span></text:p>
      <text:p text:style-name="P10">    <text:span text:style-name="T28">@if</text:span><text:span text:style-name="T11"> </text:span><text:span text:style-name="T6">list</text:span><text:span text:style-name="T11">.</text:span><text:span text:style-name="T38">length</text:span><text:span text:style-name="T11">(</text:span><text:span text:style-name="T6">$patron</text:span><text:span text:style-name="T11">) == </text:span><text:span text:style-name="T22">4</text:span><text:span text:style-name="T11"> {</text:span></text:p>
      <text:p text:style-name="P10">        <text:span text:style-name="T6">$font</text:span><text:span text:style-name="T11">: </text:span><text:span text:style-name="T6">list</text:span><text:span text:style-name="T11">.</text:span><text:span text:style-name="T38">nth</text:span><text:span text:style-name="T11">(</text:span><text:span text:style-name="T6">$patron</text:span><text:span text:style-name="T11">, </text:span><text:span text:style-name="T22">4</text:span><text:span text:style-name="T11">);</text:span></text:p>
      <text:p text:style-name="P10">        <text:span text:style-name="T28">@include</text:span><text:span text:style-name="T11"> </text:span><text:span text:style-name="T38">getPatrones</text:span><text:span text:style-name="T11">(</text:span><text:span text:style-name="T6">$name</text:span><text:span text:style-name="T11">, </text:span><text:span text:style-name="T6">$color</text:span><text:span text:style-name="T11">, </text:span><text:span text:style-name="T6">$opacity</text:span><text:span text:style-name="T11">, </text:span><text:span text:style-name="T6">$font</text:span><text:span text:style-name="T11">);</text:span></text:p>
      <text:p text:style-name="P10">    <text:span text:style-name="T11">} </text:span><text:span text:style-name="T28">@else </text:span><text:span text:style-name="T11">{</text:span></text:p>
      <text:p text:style-name="P10">        <text:span text:style-name="T28">@include</text:span><text:span text:style-name="T11"> </text:span><text:span text:style-name="T38">getPatrones</text:span><text:span text:style-name="T11">(</text:span><text:span text:style-name="T6">$name</text:span><text:span text:style-name="T11">, </text:span><text:span text:style-name="T6">$color</text:span><text:span text:style-name="T11">, </text:span><text:span text:style-name="T6">$opacity</text:span><text:span text:style-name="T11">);</text:span></text:p>
      <text:p text:style-name="P10">    <text:span text:style-name="T11">}</text:span></text:p>
      <text:p text:style-name="P5">}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sans-serif" svg:font-family="sans-serif"/>
    <style:font-face style:name="serif" svg:font-family="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1T14:52:14.449000000</meta:creation-date>
    <dc:date>2022-02-11T15:07:43.384000000</dc:date>
    <meta:editing-duration>PT5M18S</meta:editing-duration>
    <meta:editing-cycles>1</meta:editing-cycles>
    <meta:document-statistic meta:table-count="1" meta:image-count="0" meta:object-count="0" meta:page-count="6" meta:paragraph-count="246" meta:word-count="1252" meta:character-count="10044" meta:non-whitespace-character-count="8019"/>
    <meta:generator>LibreOffice/7.2.1.2$Windows_X86_64 LibreOffice_project/87b77fad49947c1441b67c559c339af8f3517e22</meta:generator>
  </office:meta>
</office:document-meta>
</file>